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6875in" fo:margin-left="-0.9583in" fo:margin-right="-0.7292in" table:align="margins" style:may-break-between-rows="true" style:writing-mode="lr-tb"/>
    </style:style>
    <style:style style:name="Table1.A" style:family="table-column">
      <style:table-column-properties style:column-width="1.0625in" style:rel-column-width="1530*"/>
    </style:style>
    <style:style style:name="Table1.B" style:family="table-column">
      <style:table-column-properties style:column-width="6.625in" style:rel-column-width="9540*"/>
    </style:style>
    <style:style style:name="Table1.1" style:family="table-row">
      <style:table-row-properties fo:keep-together="auto"/>
    </style:style>
    <style:style style:name="Table1.A1" style:family="table-cell">
      <style:table-cell-properties style:vertical-align="top" fo:padding-left="0.0403in" fo:padding-right="0.0799in" fo:padding-top="0in" fo:padding-bottom="0in" fo:border="none" style:writing-mode="lr-tb"/>
    </style:style>
    <style:style style:name="Table1.4" style:family="table-row">
      <style:table-row-properties style:min-row-height="2.2771in" fo:keep-together="auto"/>
    </style:style>
    <style:style style:name="Table1.B4" style:family="table-cell">
      <style:table-cell-properties style:vertical-align="top" fo:background-color="transparent" fo:padding-left="0.0403in" fo:padding-right="0.0799in" fo:padding-top="0in" fo:padding-bottom="0in" fo:border="none" style:writing-mode="lr-tb">
        <style:background-image/>
      </style:table-cell-properties>
    </style:style>
    <style:style style:name="Table1.5" style:family="table-row">
      <style:table-row-properties style:min-row-height="1.1861in" fo:keep-together="auto"/>
    </style:style>
    <style:style style:name="Table1.B7" style:family="table-cell">
      <style:table-cell-properties style:vertical-align="bottom" fo:padding-left="0.0403in" fo:padding-right="0.0799in" fo:padding-top="0in" fo:padding-bottom="0in" fo:border="none" style:writing-mode="lr-tb"/>
    </style:style>
    <style:style style:name="Table1.B8" style:family="table-cell">
      <style:table-cell-properties style:vertical-align="bottom" fo:padding-left="0.0403in" fo:padding-right="0.0799in" fo:padding-top="0in" fo:padding-bottom="0in" fo:border="none" style:writing-mode="lr-tb"/>
    </style:style>
    <style:style style:name="Table1.B9" style:family="table-cell">
      <style:table-cell-properties style:vertical-align="bottom" fo:padding-left="0.0403in" fo:padding-right="0.0799in" fo:padding-top="0in" fo:padding-bottom="0in" fo:border="none" style:writing-mode="lr-tb"/>
    </style:style>
    <style:style style:name="Table1.B10" style:family="table-cell">
      <style:table-cell-properties style:vertical-align="bottom" fo:padding-left="0.0403in" fo:padding-right="0.0799in" fo:padding-top="0in" fo:padding-bottom="0in" fo:border="none" style:writing-mode="lr-tb"/>
    </style:style>
    <style:style style:name="P1" style:family="paragraph" style:parent-style-name="Company_20_Name">
      <style:paragraph-properties fo:margin-top="0.1598in" fo:margin-bottom="0.0299in" style:contextual-spacing="false" style:snap-to-layout-grid="false"/>
    </style:style>
    <style:style style:name="P2" style:family="paragraph" style:parent-style-name="Section_20_Title">
      <style:paragraph-properties style:snap-to-layout-grid="false"/>
    </style:style>
    <style:style style:name="P3" style:family="paragraph" style:parent-style-name="Section_20_Title">
      <style:paragraph-properties fo:margin-top="0.0402in" fo:margin-bottom="0in" style:contextual-spacing="false" style:snap-to-layout-grid="false"/>
    </style:style>
    <style:style style:name="P4" style:family="paragraph" style:parent-style-name="Section_20_Title">
      <style:paragraph-properties fo:margin-top="0.1598in" fo:margin-bottom="0in" style:contextual-spacing="false" style:snap-to-layout-grid="false"/>
    </style:style>
    <style:style style:name="P5" style:family="paragraph" style:parent-style-name="Objective">
      <style:paragraph-properties fo:margin-top="0.0402in" fo:margin-bottom="0.0799in" style:contextual-spacing="false" style:snap-to-layout-grid="false"/>
    </style:style>
    <style:style style:name="P6" style:family="paragraph" style:parent-style-name="Achievement" style:list-style-name="WW8Num4">
      <style:paragraph-properties>
        <style:tab-stops>
          <style:tab-stop style:position="0.1752in"/>
        </style:tab-stops>
      </style:paragraph-properties>
    </style:style>
    <style:style style:name="P7" style:family="paragraph" style:parent-style-name="Achievement" style:list-style-name=""/>
    <style:style style:name="P8" style:family="paragraph" style:parent-style-name="Achievement" style:list-style-name="WW8Num6">
      <style:paragraph-properties fo:margin-top="0.1598in" fo:margin-bottom="0.0299in" style:contextual-spacing="false" style:snap-to-layout-grid="false"/>
    </style:style>
    <style:style style:name="P9" style:family="paragraph" style:parent-style-name="Achievement">
      <style:paragraph-properties fo:margin-top="0.1598in" fo:margin-bottom="0.0299in" style:contextual-spacing="false" style:snap-to-layout-grid="false"/>
    </style:style>
    <style:style style:name="P10" style:family="paragraph" style:parent-style-name="Achievement">
      <style:paragraph-properties fo:margin-left="0in" fo:margin-right="0in" fo:margin-top="0in" fo:margin-bottom="0in" style:contextual-spacing="false" fo:text-indent="0in" style:auto-text-indent="false" style:snap-to-layout-grid="false"/>
    </style:style>
    <style:style style:name="P11" style:family="paragraph" style:parent-style-name="Company_20_Name">
      <style:paragraph-properties fo:margin-top="0.1598in" fo:margin-bottom="0.0299in" style:contextual-spacing="false" style:snap-to-layout-grid="false"/>
      <style:text-properties officeooo:paragraph-rsid="00219a1f"/>
    </style:style>
    <style:style style:name="P12" style:family="paragraph" style:parent-style-name="Company_20_Name">
      <style:paragraph-properties fo:margin-top="0.1598in" fo:margin-bottom="0.0299in" style:contextual-spacing="false" fo:text-align="start" style:justify-single-word="false" style:snap-to-layout-grid="false"/>
    </style:style>
    <style:style style:name="P13" style:family="paragraph" style:parent-style-name="Company_20_Name">
      <style:paragraph-properties fo:margin-left="0in" fo:margin-right="0in" fo:margin-top="0.1598in" fo:margin-bottom="0.0299in" style:contextual-spacing="false" fo:text-indent="0in" style:auto-text-indent="false" style:snap-to-layout-grid="false"/>
    </style:style>
    <style:style style:name="P14" style:family="paragraph" style:parent-style-name="Name" style:master-page-name="Standard">
      <style:paragraph-properties fo:margin-top="0in" fo:margin-bottom="0.1in" style:contextual-spacing="false" style:page-number="auto"/>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219a1f" style:font-weight-asian="bold" style:font-weight-complex="bold"/>
    </style:style>
    <style:style style:name="T3" style:family="text">
      <style:text-properties fo:font-weight="bold" officeooo:rsid="00236aab" style:font-weight-asian="bold" style:font-weight-complex="bold"/>
    </style:style>
    <style:style style:name="T4" style:family="text">
      <style:text-properties fo:language="en" fo:country="none"/>
    </style:style>
    <style:style style:name="T5" style:family="text">
      <style:text-properties officeooo:rsid="001e89eb"/>
    </style:style>
    <style:style style:name="T6" style:family="text">
      <style:text-properties officeooo:rsid="0020dfcd"/>
    </style:style>
    <style:style style:name="T7" style:family="text">
      <style:text-properties officeooo:rsid="00219a1f"/>
    </style:style>
    <style:style style:name="T8" style:family="text">
      <style:text-properties officeooo:rsid="0021bce8"/>
    </style:style>
    <style:style style:name="T9" style:family="text">
      <style:text-properties officeooo:rsid="00229e06"/>
    </style:style>
    <style:style style:name="T10" style:family="text">
      <style:text-properties officeooo:rsid="00252ac6"/>
    </style:style>
    <style:style style:name="T11" style:family="text">
      <style:text-properties officeooo:rsid="0028e4a8"/>
    </style:style>
    <style:style style:name="T12" style:family="text">
      <style:text-properties officeooo:rsid="0029608f"/>
    </style:style>
    <style:style style:name="T13" style:family="text">
      <style:text-properties officeooo:rsid="0029b201"/>
    </style:style>
    <style:style style:name="T14" style:family="text">
      <style:text-properties officeooo:rsid="0029cc4a"/>
    </style:style>
    <style:style style:name="fr1" style:family="graphic" style:parent-style-name="Frame">
      <style:graphic-properties style:wrap="none" style:vertical-pos="from-top" style:vertical-rel="page" style:horizontal-pos="from-left"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x="4.0374in" svg:y="0.2118in" svg:width="3.3799in" draw:z-index="0"><draw:text-box fo:min-height="0.1457in"><text:p text:style-name="Address_20_1">Phone:<text:tab/>(626) 380-6161</text:p><text:p text:style-name="Address_20_1">E-mail: <text:tab/>peterpolidoro@gmail.com</text:p><text:p text:style-name="Address_20_1">Web: <text:s/><text:tab/>http://projects.peterpolidoro.net/</text:p></draw:text-box></draw:frame><draw:frame draw:style-name="fr1" draw:name="Frame2" text:anchor-type="paragraph" svg:x="2.6091in" svg:y="0.2118in" svg:width="1.0437in" draw:z-index="1"><draw:text-box fo:min-height="0.1457in"><text:p text:style-name="Address_20_2"/></draw:text-box></draw:frame><draw:frame draw:style-name="fr1" draw:name="Frame3" text:anchor-type="paragraph" svg:x="1.3102in" svg:y="0.2118in" svg:width="0.648in" draw:z-index="2"><draw:text-box fo:min-height="0.1457in"><text:p text:style-name="Address_20_2">U.S. Citizen</text:p></draw:text-box></draw:frame>Peter Polidoro</text:p>
      <table:table table:name="Table1" table:style-name="Table1">
        <table:table-column table:style-name="Table1.A"/>
        <table:table-column table:style-name="Table1.B"/>
        <table:table-row table:style-name="Table1.1">
          <table:table-cell table:style-name="Table1.A1" office:value-type="string">
            <text:p text:style-name="P3">Objective</text:p>
          </table:table-cell>
          <table:table-cell table:style-name="Table1.A1" office:value-type="string">
            <text:p text:style-name="P5">I <text:span text:style-name="T5">love working on open source software and hardware. My dream is to one day have a completely integrated open source software toolchain and a large set of open source hardware components for designing, constructing, and controlling robotics systems. Most of these pieces already exist, but there is still much work to be done, refining them and fitting them all together in a seamless and polished way. I </text:span>am very interested in mechatronics, programming, control systems, automation, robot and computer operating systems and architecture, machine vision and learning, 3D modeling and rendering, solar energy and optics, digital photography and video editing, web page design and web server control of hardware, data acquisition experiments, life sciences and neurobiology, <text:span text:style-name="T6">and </text:span>computer networking. I enjoy working at a systems level, integrating software and electronics with mechanical devices.</text:p>
          </table:table-cell>
        </table:table-row>
        <table:table-row table:style-name="Table1.1">
          <table:table-cell table:style-name="Table1.A1" office:value-type="string">
            <text:p text:style-name="P4">Education</text:p>
          </table:table-cell>
          <table:table-cell table:style-name="Table1.A1" office:value-type="string">
            <text:p text:style-name="P12">1999 - 2001<text:tab/><text:span text:style-name="T1">Stanford University</text:span><text:tab/> <text:s/>Palo Alto, CA</text:p>
            <text:p text:style-name="Job_20_Title">Master of Science, Systems Engineering</text:p>
            <text:list xml:id="list1253255259106029187" text:style-name="WW8Num6">
              <text:list-item>
                <text:p text:style-name="Achievement">Concentration: Smart Product Design, Manufacturing, Control Systems</text:p>
              </text:list-item>
            </text:list>
          </table:table-cell>
        </table:table-row>
        <table:table-row table:style-name="Table1.1">
          <table:table-cell table:style-name="Table1.A1" office:value-type="string">
            <text:p text:style-name="P2"/>
          </table:table-cell>
          <table:table-cell table:style-name="Table1.A1" office:value-type="string">
            <text:p text:style-name="P13">1995 - 1999<text:tab/><text:span text:style-name="T1">Cornell University</text:span><text:tab/>Ithaca, NY</text:p>
            <text:p text:style-name="Job_20_Title">Bachelor of Science, Mechanical Engineering</text:p>
            <text:list xml:id="list131424847180421" text:continue-list="list1253255259106029187" text:style-name="WW8Num6">
              <text:list-item text:start-value="1">
                <text:p text:style-name="Achievement">Concentration: Mechanical Systems </text:p>
              </text:list-item>
            </text:list>
          </table:table-cell>
        </table:table-row>
        <table:table-row table:style-name="Table1.4">
          <table:table-cell table:style-name="Table1.A1" office:value-type="string">
            <text:p text:style-name="P4">Work Experience</text:p>
          </table:table-cell>
          <table:table-cell table:style-name="Table1.B4" office:value-type="string">
            <text:p text:style-name="P1">2012-Present <text:s text:c="5"/><text:span text:style-name="T1">Janelia Research Campus, Howard Hughes Medical Institute <text:s text:c="3"/></text:span>Ashburn, VA</text:p>
            <text:p text:style-name="Job_20_Title"><text:span text:style-name="T5">Robotics and </text:span>Instrumentation Systems Engineer</text:p>
            <text:list xml:id="list131424269578356" text:continue-list="list131424847180421" text:style-name="WW8Num6">
              <text:list-item text:start-value="1">
                <text:p text:style-name="P8">De<text:span text:style-name="T8">sign and manufacture </text:span>robotic systems, life science behavioral apparatuses, data acquisition and control systems, and <text:span text:style-name="T9">other </text:span>sophisticated electro-mechanical systems <text:span text:style-name="T5">for studying animal brains</text:span>.</text:p>
              </text:list-item>
              <text:list-item>
                <text:p text:style-name="P8">Write instrument control, machine vision, and other data acquisition software <text:span text:style-name="T7">and firmware</text:span>. Embedded, desktop, and network computer programming and administration. Write documentation as well as hands-on design/build/test .</text:p>
              </text:list-item>
              <text:list-item>
                <text:p text:style-name="P9">Work collaboratively with research <text:span text:style-name="T7">scientists</text:span> to <text:span text:style-name="T7">create whatever they need to perform experiments and write papers</text:span>. </text:p>
              </text:list-item>
            </text:list>
          </table:table-cell>
        </table:table-row>
        <table:table-row table:style-name="Table1.5">
          <table:table-cell table:style-name="Table1.A1" office:value-type="string">
            <text:p text:style-name="P4"/>
          </table:table-cell>
          <table:table-cell table:style-name="Table1.B4" office:value-type="string">
            <text:p text:style-name="P11">2011-2012 <text:s text:c="3"/><text:span text:style-name="T1">Janelia, Caltech, </text:span><text:span text:style-name="T2">Rockefeller University, </text:span><text:span text:style-name="T3">Pilot Group, IO Rodeo</text:span><text:span text:style-name="T1"> <text:s text:c="5"/></text:span><text:tab/>Pasadena, CA</text:p>
            <text:p text:style-name="Job_20_Title">Engineering Consultant</text:p>
            <text:list xml:id="list131423238290018" text:continue-list="list131424269578356" text:style-name="WW8Num6">
              <text:list-item text:start-value="1">
                <text:p text:style-name="P9">Project consult<text:span text:style-name="T14">anting</text:span> for various companies and universities, new product development, embedded programming in C++, Robot Operating System programming in C++ and Python, circuit board design, <text:span text:style-name="T7">and </text:span>mechanical design.</text:p>
              </text:list-item>
            </text:list>
          </table:table-cell>
        </table:table-row>
        <table:table-row table:style-name="Table1.1">
          <table:table-cell table:style-name="Table1.A1" office:value-type="string">
            <text:p text:style-name="P4"/>
          </table:table-cell>
          <table:table-cell table:style-name="Table1.B4" office:value-type="string">
            <text:p text:style-name="P1">2007-2011<text:tab/><text:span text:style-name="T1">California Institute of Technology</text:span><text:tab/>Pasadena, CA</text:p>
            <text:p text:style-name="Job_20_Title">Scientific Software and Mechanical Engineer (Dickinson Lab)</text:p>
            <text:list xml:id="list131423994902995" text:continue-list="list131423238290018" text:style-name="WW8Num6">
              <text:list-item text:start-value="1">
                <text:p text:style-name="Achievement"><text:span text:style-name="T10">W</text:span>rote software and designed and built robotic machines for research scientists aimed at understanding the neurobiology and biomechanics of fruit flies, including real-time video tracking of flying and walking animals, real-time control of various actuators including servo-motors and video display systems, and off-line image analysis and machine vision. <text:span text:style-name="T10">C</text:span>onstructed a robotic insect wing to study the aerodynamics of insect flight.</text:p>
              </text:list-item>
            </text:list>
            <text:p text:style-name="P7"/>
            <text:p text:style-name="P7"/>
            <text:p text:style-name="P7"/>
          </table:table-cell>
        </table:table-row>
        <text:soft-page-break/>
        <table:table-row table:style-name="Table1.1">
          <table:table-cell table:style-name="Table1.A1" office:value-type="string">
            <text:p text:style-name="P2"/>
          </table:table-cell>
          <table:table-cell table:style-name="Table1.B7" office:value-type="string">
            <text:p text:style-name="P1">2004-2007<text:tab/><text:span text:style-name="T1">Idealab </text:span><text:tab/>Pasadena, CA</text:p>
            <text:p text:style-name="Job_20_Title">Research and Development <text:span text:style-name="T11">Prototype </text:span>Engineer</text:p>
            <text:list xml:id="list131424482641183" text:continue-list="list131423994902995" text:style-name="WW8Num6">
              <text:list-item text:start-value="1">
                <text:p text:style-name="Achievement">Created prototypes of mechanical and electrical devices (including tracking solar concentrators), performed data acquisition experiments, consulted for Idealab operating companies, wrote simulation and control system software.</text:p>
              </text:list-item>
            </text:list>
          </table:table-cell>
        </table:table-row>
        <table:table-row table:style-name="Table1.1">
          <table:table-cell table:style-name="Table1.A1" office:value-type="string">
            <text:p text:style-name="P2"/>
            <text:p text:style-name="Standard"/>
          </table:table-cell>
          <table:table-cell table:style-name="Table1.B8" office:value-type="string">
            <text:p text:style-name="P1">2001-2004<text:tab/><text:span text:style-name="T1">Seagull Solutions</text:span><text:tab/>Morgan Hill, CA</text:p>
            <text:p text:style-name="Job_20_Title">Mechatronics Engineer</text:p>
            <text:list xml:id="list131424024050429" text:continue-list="list131424482641183" text:style-name="WW8Num6">
              <text:list-item text:start-value="1">
                <text:p text:style-name="Achievement">Designed, built, integrated, and/or fixed many electrical/mechanical/pneumatic/software systems, including servo motor controllers and PLC automation, used to support the hard disk drive manufacturing industry.</text:p>
              </text:list-item>
            </text:list>
          </table:table-cell>
        </table:table-row>
        <table:table-row table:style-name="Table1.1">
          <table:table-cell table:style-name="Table1.A1" office:value-type="string">
            <text:p text:style-name="P2"/>
          </table:table-cell>
          <table:table-cell table:style-name="Table1.B9" office:value-type="string">
            <text:p text:style-name="Company_20_Name">Summer 2000<text:tab/><text:span text:style-name="T1">General Motors</text:span><text:tab/>Warren, MI</text:p>
            <text:p text:style-name="Job_20_Title">Research and Development Engineering Intern</text:p>
            <text:list xml:id="list131423637842401" text:continue-numbering="true" text:style-name="WW8Num6">
              <text:list-item>
                <text:p text:style-name="Achievement">Experimentally studied material property changes on mild steel tubes throughout various stages of a hydroforming manufacturing process.</text:p>
              </text:list-item>
            </text:list>
          </table:table-cell>
        </table:table-row>
        <table:table-row table:style-name="Table1.1">
          <table:table-cell table:style-name="Table1.A1" office:value-type="string">
            <text:p text:style-name="P2"/>
          </table:table-cell>
          <table:table-cell table:style-name="Table1.B10" office:value-type="string">
            <text:p text:style-name="Company_20_Name">1997 - 1998<text:tab/><text:span text:style-name="T1">Cummins Engine Company</text:span><text:tab/>Jamestown, NY</text:p>
            <text:p text:style-name="Job_20_Title">Engineering Co-op</text:p>
            <text:list xml:id="list131424795428665" text:continue-numbering="true" text:style-name="WW8Num6">
              <text:list-item>
                <text:p text:style-name="Achievement">Worked on a manufacturing engineering support team and separately on a performance and product development team solving a variety of mechanical and manufacturing engineering problems and designing machines used to support assembly line production.</text:p>
              </text:list-item>
            </text:list>
          </table:table-cell>
        </table:table-row>
        <table:table-row table:style-name="Table1.1">
          <table:table-cell table:style-name="Table1.A1" office:value-type="string">
            <text:p text:style-name="P4">Skills</text:p>
          </table:table-cell>
          <table:table-cell table:style-name="Table1.A1" office:value-type="string">
            <text:list xml:id="list131422997889337" text:continue-numbering="true" text:style-name="WW8Num6">
              <text:list-header>
                <text:p text:style-name="P10"/>
              </text:list-header>
            </text:list>
            <text:list xml:id="list2913052185839112824" text:style-name="WW8Num4">
              <text:list-item>
                <text:p text:style-name="P6">C++/C, Python, Robot Operating System, Kicad, Inventor, <text:span text:style-name="T12">Solidworks, </text:span>HTML5, CSS, Javascript, POV-Ray, Embedded Atmel AVR microcontrollers, Arduino, GNU/Linux, Emacs, Git, Mercurial, SVN</text:p>
              </text:list-item>
            </text:list>
            <text:list xml:id="list131424080611793" text:continue-list="list131422997889337" text:style-name="WW8Num6">
              <text:list-item text:start-value="1">
                <text:p text:style-name="Achievement">Mechanical design and analysis, analog and digital circuit and control systems design, printed circuit board design, PLC and other motion controller programming, machine tool operation and CNC programming</text:p>
              </text:list-item>
              <text:list-item>
                <text:p text:style-name="Achievement">Embedded, desktop, and networked computer design, construction, and administration</text:p>
              </text:list-item>
            </text:list>
          </table:table-cell>
        </table:table-row>
        <table:table-row table:style-name="Table1.1">
          <table:table-cell table:style-name="Table1.A1" office:value-type="string">
            <text:p text:style-name="P4">Patents and Papers</text:p>
          </table:table-cell>
          <table:table-cell table:style-name="Table1.A1" office:value-type="string">
            <text:list xml:id="list131423947135264" text:continue-numbering="true" text:style-name="WW8Num6">
              <text:list-header>
                <text:p text:style-name="P10"/>
              </text:list-header>
            </text:list>
            <text:list xml:id="list131423425587655" text:continue-list="list2913052185839112824" text:style-name="WW8Num4">
              <text:list-item>
                <text:p text:style-name="P6">U.S. Patent No. 8,122,878 (issued February 28, 2012): Solar concentrator with camera alignment and tracking.</text:p>
              </text:list-item>
              <text:list-item>
                <text:p text:style-name="P6">Paper in Current Biology 22, 1344–1350, July 24, 2012 : A Simple Strategy for Detecting Moving Objects during Locomotion Revealed by Animal-Robot Interactions </text:p>
              </text:list-item>
              <text:list-item text:start-value="1">
                <text:p text:style-name="P6">Paper in the Journal of Experimental Biology, April 23, 2010: <text:bookmark text:name="article-title-1"/>A linear systems analysis of the yaw dynamics of a dynamically scaled insect model</text:p>
              </text:list-item>
              <text:list-item>
                <text:p text:style-name="P6">Paper in Metallurgical and Materials Transactions A, Volume 35, Supplement 1, 15 March 2004 , pp. 1151-1158(8): <text:span text:style-name="T4">Failure in Internally Pressurized Bent Tubes</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28in" style:contextual-spacing="false" style:line-height-at-least="0.1528in" fo:text-align="justify" style:justify-single-word="false"/>
      <style:text-properties fo:letter-spacing="-0.00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Base" style:display-name="Heading Base" style:family="paragraph" style:parent-style-name="Text_20_body" style:next-style-name="Text_20_body">
      <style:paragraph-properties fo:margin-top="0in" fo:margin-bottom="0in" style:contextual-spacing="false" fo:keep-together="always" fo:keep-with-next="always"/>
      <style:text-properties fo:font-size="9pt" fo:letter-spacing="-0.0028in" style:font-size-asian="9pt"/>
    </style:style>
    <style:style style:name="Heading_20_1" style:display-name="Heading 1" style:family="paragraph" style:parent-style-name="Heading_20_Base" style:next-style-name="Text_20_body" style:default-outline-level="1" style:class="text">
      <style:paragraph-properties fo:margin-left="-1.5in" fo:margin-right="0in" fo:margin-top="0.1528in" fo:margin-bottom="0.1528in" style:contextual-spacing="false" fo:text-align="start" style:justify-single-word="false" fo:text-indent="0in" style:auto-text-indent="false"/>
      <style:text-properties style:font-name="Arial Black" fo:font-family="'Arial Black'" style:font-family-generic="swiss" style:font-pitch="variable" fo:font-size="10pt" style:letter-kerning="true" style:font-size-asian="10pt"/>
    </style:style>
    <style:style style:name="Heading_20_2" style:display-name="Heading 2" style:family="paragraph" style:parent-style-name="Heading_20_Base" style:next-style-name="Text_20_body" style:default-outline-level="2"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10pt" style:font-size-asian="10pt"/>
    </style:style>
    <style:style style:name="Heading_20_3" style:display-name="Heading 3" style:family="paragraph" style:parent-style-name="Heading_20_Base" style:next-style-name="Text_20_body" style:default-outline-level="3" style:class="text">
      <style:paragraph-properties fo:margin-top="0in" fo:margin-bottom="0.1528in" style:contextual-spacing="false" fo:text-align="start" style:justify-single-word="false"/>
      <style:text-properties fo:font-size="10pt" fo:letter-spacing="-0.0016in" fo:font-style="italic" style:font-size-asian="10pt" style:font-style-asian="italic"/>
    </style:style>
    <style:style style:name="Heading_20_4" style:display-name="Heading 4" style:family="paragraph" style:parent-style-name="Heading_20_Base" style:next-style-name="Text_20_body" style:default-outline-level="4" style:class="text">
      <style:paragraph-properties fo:text-align="start" style:justify-single-word="false"/>
      <style:text-properties style:font-name="Arial Black" fo:font-family="'Arial Black'" style:font-family-generic="swiss" style:font-pitch="variable" fo:font-size="10pt" style:font-size-asian="10pt"/>
    </style:style>
    <style:style style:name="Heading_20_5" style:display-name="Heading 5" style:family="paragraph" style:parent-style-name="Heading_20_Base" style:next-style-name="Text_20_body" style:default-outline-level="5"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text-align="justify" style:justify-single-word="false"/>
      <style:text-properties fo:font-size="11pt" fo:font-style="italic" style:font-size-asian="11pt" style:font-style-asian="italic"/>
    </style:style>
    <style:style style:name="Achievement" style:family="paragraph" style:parent-style-name="Text_20_body" style:list-style-name="WW8Num6">
      <style:paragraph-properties fo:margin-left="0in" fo:margin-right="0in" fo:margin-top="0in" fo:margin-bottom="0.0417in" style:contextual-spacing="false" fo:text-indent="0in" style:auto-text-indent="false">
        <style:tab-stops/>
      </style:paragraph-properties>
    </style:style>
    <style:style style:name="Address_20_1" style:display-name="Address 1" style:family="paragraph" style:parent-style-name="Standard">
      <style:paragraph-properties style:line-height-at-least="0.111in" fo:text-align="justify" style:justify-single-word="false"/>
      <style:text-properties fo:font-size="7pt" style:font-size-asian="7pt"/>
    </style:style>
    <style:style style:name="Address_20_2" style:display-name="Address 2" style:family="paragraph" style:parent-style-name="Standard">
      <style:paragraph-properties style:line-height-at-least="0.111in" fo:text-align="justify" style:justify-single-word="false"/>
      <style:text-properties fo:font-size="7pt" style:font-size-asian="7pt"/>
    </style:style>
    <style:style style:name="Text_20_body_20_indent" style:display-name="Text body indent" style:family="paragraph" style:parent-style-name="Text_20_body" style:class="text">
      <style:paragraph-properties fo:margin-left="0.5in" fo:margin-right="0in" fo:margin-top="0in" fo:margin-bottom="0in" style:contextual-spacing="false" fo:text-indent="0in" style:auto-text-indent="false"/>
    </style:style>
    <style:style style:name="City_2f_State" style:display-name="City/State" style:family="paragraph" style:parent-style-name="Text_20_body" style:next-style-name="Text_20_body">
      <style:paragraph-properties fo:keep-with-next="always"/>
    </style:style>
    <style:style style:name="Company_20_Name" style:display-name="Company Name" style:family="paragraph" style:parent-style-name="Standard" style:next-style-name="Standard" style:master-page-name="">
      <style:paragraph-properties fo:margin-top="0.1665in" fo:margin-bottom="0.028in" style:contextual-spacing="false" style:line-height-at-least="0.1528in" style:page-number="auto" style:shadow="none">
        <style:tab-stops>
          <style:tab-stop style:position="1.5in"/>
          <style:tab-stop style:position="1.6126in"/>
          <style:tab-stop style:position="1.6752in"/>
          <style:tab-stop style:position="1.9874in"/>
          <style:tab-stop style:position="5.1626in" style:type="right"/>
        </style:tab-stops>
      </style:paragraph-properties>
    </style:style>
    <style:style style:name="Company_20_Name_20_One" style:display-name="Company Name One" style:family="paragraph" style:parent-style-name="Company_20_Name" style:next-style-name="Standard"/>
    <style:style style:name="Date" style:family="paragraph" style:parent-style-name="Text_20_body">
      <style:paragraph-properties fo:keep-with-next="always"/>
    </style:style>
    <style:style style:name="Document_20_Label" style:display-name="Document Label" style:family="paragraph" style:parent-style-name="Standard" style:next-style-name="Standard">
      <style:paragraph-properties fo:margin-top="0in" fo:margin-bottom="0.1528in" style:contextual-spacing="false" fo:text-align="justify" style:justify-single-word="false"/>
      <style:text-properties fo:font-size="24pt" fo:letter-spacing="-0.0138in" style:font-size-asian="24pt"/>
    </style:style>
    <style:style style:name="Header_20_Base" style:display-name="Header Base" style:family="paragraph" style:parent-style-name="Standard">
      <style:paragraph-properties fo:text-align="justify" style:justify-single-word="false"/>
    </style:style>
    <style:style style:name="Footer" style:family="paragraph" style:parent-style-name="Header_20_Base" style:class="extra">
      <style:paragraph-properties fo:margin-left="-1.5in" fo:margin-right="0in" fo:margin-top="0in" fo:margin-bottom="0in" style:contextual-spacing="false" style:line-height-at-least="0.1528in" fo:text-indent="0in" style:auto-text-indent="false">
        <style:tab-stops>
          <style:tab-stop style:position="4.75in" style:type="right"/>
        </style:tab-stops>
      </style:paragraph-properties>
      <style:text-properties fo:font-size="9pt" fo:font-weight="bold" style:font-size-asian="9pt" style:font-weight-asian="bold"/>
    </style:style>
    <style:style style:name="Header" style:family="paragraph" style:parent-style-name="Header_20_Base" style:class="extra">
      <style:paragraph-properties fo:margin-left="-1.5in" fo:margin-right="0in" fo:margin-top="0in" fo:margin-bottom="0in" style:contextual-spacing="false" style:line-height-at-least="0.1528in" fo:text-indent="0in" style:auto-text-indent="false"/>
    </style:style>
    <style:style style:name="Institution" style:family="paragraph" style:parent-style-name="Standard" style:next-style-name="Achievement">
      <style:paragraph-properties fo:margin-top="0.1665in" fo:margin-bottom="0.0417in" style:contextual-spacing="false" style:line-height-at-least="0.1528in">
        <style:tab-stops>
          <style:tab-stop style:position="1.5in"/>
          <style:tab-stop style:position="4.5in" style:type="right"/>
        </style:tab-stops>
      </style:paragraph-properties>
    </style:style>
    <style:style style:name="Job_20_Title" style:display-name="Job Title" style:family="paragraph" style:next-style-name="Achievement">
      <style:paragraph-properties fo:margin-top="0in" fo:margin-bottom="0.0417in" style:contextual-spacing="false" style:line-height-at-least="0.1528in" fo:orphans="2" fo:widows="2"/>
      <style:text-properties style:use-window-font-color="true" style:font-name="Arial Black" fo:font-family="'Arial Black'" style:font-family-generic="swiss" style:font-pitch="variable" fo:font-size="10pt" fo:letter-spacing="-0.0071in"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a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Section_20_Title" style:display-name="Section Title" style:family="paragraph" style:parent-style-name="Standard" style:next-style-name="Standard">
      <style:paragraph-properties fo:margin-left="0in" fo:margin-right="0.1in" fo:margin-top="0.1528in" fo:margin-bottom="0in" style:contextual-spacing="false" style:line-height-at-least="0.1528in" fo:text-indent="0in" style:auto-text-indent="false"/>
      <style:text-properties style:font-name="Arial Black" fo:font-family="'Arial Black'" style:font-family-generic="swiss" style:font-pitch="variable" fo:letter-spacing="-0.0071in"/>
    </style:style>
    <style:style style:name="No_20_Title" style:display-name="No Title" style:family="paragraph" style:parent-style-name="Section_20_Title"/>
    <style:style style:name="Objective" style:family="paragraph" style:parent-style-name="Standard" style:next-style-name="Text_20_body">
      <style:paragraph-properties fo:margin-top="0.1665in" fo:margin-bottom="0.1528in" style:contextual-spacing="false" style:line-height-at-least="0.1528in"/>
    </style:style>
    <style:style style:name="Personal_20_Data" style:display-name="Personal Data" style:family="paragraph" style:parent-style-name="Text_20_body">
      <style:paragraph-properties fo:margin-left="-0.75in" fo:margin-right="0.75in" fo:margin-top="0in" fo:margin-bottom="0.0835in" style:contextual-spacing="false" fo:line-height="0.1665in" fo:text-indent="0in" style:auto-text-indent="false"/>
      <style:text-properties fo:font-size="11pt" fo:letter-spacing="normal" fo:font-style="italic" style:font-size-asian="11pt" style:font-style-asian="italic"/>
    </style:style>
    <style:style style:name="Personal_20_Info" style:display-name="Personal Info" style:family="paragraph" style:parent-style-name="Achievement" style:next-style-name="Achievement" style:list-style-name="">
      <style:paragraph-properties fo:margin-left="0.1701in" fo:margin-right="0in" fo:margin-top="0.1665in" fo:margin-bottom="0.0417in" style:contextual-spacing="false" fo:text-indent="-0.1701in" style:auto-text-indent="false"/>
    </style:style>
    <style:style style:name="Section_20_Subtitle" style:display-name="Section Subtitle" style:family="paragraph" style:parent-style-name="Section_20_Title" style:next-style-name="Standard">
      <style:text-properties fo:letter-spacing="normal" fo:font-weight="bold" style:font-weight-asian="bold"/>
    </style:style>
    <style:style style:name="Normal_20__28_Web_29_" style:display-name="Normal (Web)" style:family="paragraph" style:parent-style-name="Standard">
      <style:paragraph-properties fo:margin-top="0.0693in" fo:margin-bottom="0.0693in" style:contextual-spacing="false"/>
      <style:text-properties fo:color="#800000" style:font-name="Times New Roman" fo:font-family="'Times New Roman'" style:font-family-generic="roman" style:font-pitch="variable" fo:font-size="12pt" style:font-size-asian="12pt"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5z0" style:family="text">
      <style:text-properties style:font-name="Wingdings" fo:font-family="Wingdings" style:font-pitch="variable" style:font-charset="x-symbol"/>
    </style:style>
    <style:style style:name="WW8Num6z0" style:family="text">
      <style:text-properties style:font-name="Wingdings" fo:font-family="Wingdings" style:font-pitch="variable" style:font-charset="x-symbol"/>
    </style:style>
    <style:style style:name="Default_20_Paragraph_20_Font" style:display-name="Default Paragraph Font" style:family="text"/>
    <style:style style:name="Emphasis" style:family="text">
      <style:text-properties style:font-name="Arial Black" fo:font-family="'Arial Black'" style:font-family-generic="swiss" style:font-pitch="variable" fo:font-size="9pt" fo:letter-spacing="-0.0055in" style:font-size-asian="9pt"/>
    </style:style>
    <style:style style:name="Job" style:family="text" style:parent-style-name="Default_20_Paragraph_20_Font"/>
    <style:style style:name="Lead-in_20_Emphasis" style:display-name="Lead-in Emphasis" style:family="text">
      <style:text-properties style:font-name="Arial Black" fo:font-family="'Arial Black'" style:font-family-generic="swiss" style:font-pitch="variable" fo:font-size="9pt" fo:letter-spacing="-0.0043in" style:font-size-asian="9pt"/>
    </style:style>
    <style:style style:name="Page_20_Number" style:display-name="Page Number" style:family="text">
      <style:text-properties style:font-name="Arial" fo:font-family="Arial" style:font-family-generic="swiss" style:font-pitch="variable"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626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Resume</dc:title>
    <meta:initial-creator>Peter Polidoro</meta:initial-creator>
    <meta:creation-date>2001-04-03T21:44:00</meta:creation-date>
    <dc:date>2014-11-26T13:14:22.645578610</dc:date>
    <meta:editing-cycles>116</meta:editing-cycles>
    <meta:editing-duration>PT10H27M39S</meta:editing-duration>
    <dc:creator>Peter Polidoro</dc:creator>
    <meta:document-statistic meta:table-count="1" meta:image-count="0" meta:object-count="0" meta:page-count="2" meta:paragraph-count="49" meta:word-count="689" meta:character-count="5044" meta:non-whitespace-character-count="4397"/>
    <meta:user-defined meta:name="Info 1"/>
    <meta:user-defined meta:name="Info 2"/>
    <meta:user-defined meta:name="Info 3"/>
    <meta:user-defined meta:name="Info 4"/>
    <meta:user-defined meta:name="Resume Post Wizard Balloon" meta:value-type="string">0</meta:user-defined>
    <meta:user-defined meta:name="iResumeStyle" meta:value-type="string">0</meta:user-defined>
  </office:meta>
</office:document-meta>
</file>